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i-monospace" svg:font-family="ui-monospace, SFMono-Regular, 'SF Mono', Menlo, Consolas, 'Liberation Mono',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T1" style:family="text">
      <style:text-properties fo:font-variant="normal" fo:text-transform="none" fo:color="#6e7781" style:font-name="ui-monospace" fo:font-size="9pt" fo:letter-spacing="normal" fo:font-style="normal"/>
    </style:style>
    <style:style style:name="T2" style:family="text">
      <style:text-properties fo:font-variant="normal" fo:text-transform="none" fo:color="#6e7781" style:font-name="ui-monospace" fo:font-size="9pt" fo:letter-spacing="normal" fo:font-style="normal" fo:font-weight="normal"/>
    </style:style>
    <style:style style:name="T3" style:family="text">
      <style:text-properties fo:font-variant="normal" fo:text-transform="none" fo:color="#6e7781" fo:letter-spacing="normal"/>
    </style:style>
    <style:style style:name="T4" style:family="text">
      <style:text-properties fo:font-variant="normal" fo:text-transform="none" style:font-name="ui-monospace" fo:font-size="9pt" fo:letter-spacing="normal" fo:font-style="normal"/>
    </style:style>
    <style:style style:name="T5" style:family="text">
      <style:text-properties fo:font-variant="normal" fo:text-transform="none" style:font-name="ui-monospace" fo:font-size="9pt" fo:letter-spacing="normal" fo:font-style="normal" fo:font-weight="normal"/>
    </style:style>
    <style:style style:name="T6" style:family="text">
      <style:text-properties fo:font-variant="normal" fo:text-transform="none" style:font-name="ui-monospace" fo:font-size="9pt" fo:letter-spacing="normal" fo:font-style="normal" style:text-underline-style="solid" style:text-underline-width="auto" style:text-underline-color="font-color"/>
    </style:style>
    <style:style style:name="T7" style:family="text">
      <style:text-properties fo:font-variant="normal" fo:text-transform="none" style:font-name="ui-monospace" fo:font-size="9pt" fo:letter-spacing="normal" fo:font-style="normal" style:text-underline-style="solid" style:text-underline-width="auto" style:text-underline-color="font-color" fo:font-weight="normal"/>
    </style:style>
    <style:style style:name="T8" style:family="text">
      <style:text-properties fo:font-variant="normal" fo:text-transform="none" fo:color="#24292f" fo:letter-spacing="normal"/>
    </style:style>
    <style:style style:name="T9" style:family="text">
      <style:text-properties fo:font-variant="normal" fo:text-transform="none" fo:color="#24292f" fo:letter-spacing="normal" style:text-underline-style="solid" style:text-underline-width="auto" style:text-underline-color="font-color"/>
    </style:style>
    <style:style style:name="T10" style:family="text">
      <style:text-properties fo:font-variant="normal" fo:text-transform="none" fo:color="#24292f" style:font-name="ui-monospace" fo:font-size="9pt" fo:letter-spacing="normal" fo:font-style="normal"/>
    </style:style>
    <style:style style:name="T11" style:family="text">
      <style:text-properties fo:font-variant="normal" fo:text-transform="none" fo:color="#24292f" style:font-name="ui-monospace" fo:font-size="9pt" fo:letter-spacing="normal" fo:font-style="normal" fo:font-weight="normal"/>
    </style:style>
    <style:style style:name="T12" style:family="text">
      <style:text-properties fo:font-variant="normal" fo:text-transform="none" fo:color="#24292f" style:font-name="ui-monospace" fo:font-size="9pt" fo:letter-spacing="normal" fo:font-style="normal" style:text-underline-style="solid" style:text-underline-width="auto" style:text-underline-color="font-color"/>
    </style:style>
    <style:style style:name="T13" style:family="text">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T14" style:family="text">
      <style:text-properties fo:font-variant="normal" fo:text-transform="none" fo:color="#cf222e" style:font-name="ui-monospace"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SW-140 Week-5</text:p>
      <text:p text:style-name="P3">Bob Ross</text:p>
      <text:p text:style-name="P1"><text:span text:style-name="T2">--</text:span><text:span text:style-name="T3"> </text:span><text:span text:style-name="T2">DROP TABLE REQUIREMENT</text:span> </text:p>
      <text:p text:style-name="P1"><text:span text:style-name="T7">DROP</text:span><text:span text:style-name="T9"> </text:span><text:span text:style-name="T7">TABLE</text:span><text:span text:style-name="T9"> </text:span><text:span text:style-name="T13">IF EXISTS seasons</text:span> </text:p>
      <text:p text:style-name="P1">What this does is drops the existing table that is called to be dropped and in this case its seasons thats being dropped because of the requirements.</text:p>
      <text:p text:style-name="P1"/>
      <text:p text:style-name="P1"><text:span text:style-name="T2">--SET OPERATIONS</text:span> </text:p>
      <text:p text:style-name="P1"><text:span text:style-name="T7">SELECT</text:span><text:span text:style-name="T9"> </text:span><text:span text:style-name="T13">episode </text:span><text:span text:style-name="T7">from</text:span><text:span text:style-name="T9"> </text:span><text:span text:style-name="T13">episodes</text:span> </text:p>
      <text:p text:style-name="P4"><text:span text:style-name="T14">UNION ALL</text:span> </text:p>
      <text:p text:style-name="P1"><text:span text:style-name="T7">SELECT</text:span><text:span text:style-name="T9"> </text:span><text:span text:style-name="T7">date</text:span><text:span text:style-name="T9"> </text:span><text:span text:style-name="T7">FROM</text:span><text:span text:style-name="T9"> </text:span><text:span text:style-name="T13">paintings_date</text:span> </text:p>
      <text:p text:style-name="P1">What this command does is it collects the episodes from the episodes table of Bob ross and it collects the date from all the paintings_date table I create and it unites all of the data together and shows them all in one column.</text:p>
      <text:p text:style-name="P1"/>
      <text:p text:style-name="P1"><text:span text:style-name="T2">--Subqueries</text:span> </text:p>
      <text:p text:style-name="P1"><text:span text:style-name="T7">UPDATE</text:span><text:span text:style-name="T9"> </text:span><text:span text:style-name="T13">episodes</text:span> </text:p>
      <text:p text:style-name="P1"><text:span text:style-name="T7">SET</text:span><text:span text:style-name="T9"> </text:span><text:span text:style-name="T13">mountains </text:span><text:span text:style-name="T7">=</text:span><text:span text:style-name="T9"> </text:span><text:span text:style-name="T13">(</text:span><text:span text:style-name="T7">SELECT</text:span><text:span text:style-name="T9"> </text:span><text:span text:style-name="T7">SUM</text:span><text:span text:style-name="T13">(mountains) </text:span><text:span text:style-name="T7">FROM</text:span><text:span text:style-name="T9"> </text:span><text:span text:style-name="T13">episodes)</text:span> </text:p>
      <text:p text:style-name="P1"><text:span text:style-name="T7">WHERE</text:span><text:span text:style-name="T9"> </text:span><text:span text:style-name="T13">title </text:span><text:span text:style-name="T7">=</text:span><text:span text:style-name="T9"> </text:span><text:span text:style-name="T7">'AUTUMN MOUNTAINS'</text:span> </text:p>
      <text:p text:style-name="P1">Well whats happening here is were telling the Postgresql to update episodes by setting mountains the total amount of mountains in the Bob Ross episodes table and combining them all and displaying the total amount in the title Autumn Mountains episode. </text:p>
      <text:p text:style-name="P1"/>
      <text:p text:style-name="P1"><text:span text:style-name="T2">--Order OF Operations</text:span> </text:p>
      <text:p text:style-name="P2"><text:span text:style-name="T6">SELECT</text:span><text:span text:style-name="T9"> </text:span><text:span text:style-name="T12">title, episode, trees</text:span> </text:p>
      <text:p text:style-name="P2"><text:span text:style-name="T6">FROM</text:span><text:span text:style-name="T9"> </text:span><text:span text:style-name="T12">episodes</text:span> </text:p>
      <text:p text:style-name="P5"><text:span text:style-name="T4">WHERE</text:span><text:span text:style-name="T8"> </text:span><text:span text:style-name="T10">trees </text:span><text:span text:style-name="T4">&gt;</text:span><text:span text:style-name="T8"> </text:span><text:span text:style-name="T4">0</text:span> </text:p>
      <text:p text:style-name="P2"><text:span text:style-name="T6">GROUP BY</text:span><text:span text:style-name="T12">(title, episode, trees)</text:span> </text:p>
      <text:p text:style-name="P5"><text:span text:style-name="T4">HAVING</text:span><text:span text:style-name="T8"> </text:span><text:span text:style-name="T10">title </text:span><text:span text:style-name="T4">LIKE</text:span><text:span text:style-name="T8"> </text:span><text:span text:style-name="T4">'%WINTER%</text:span> </text:p>
      <text:p text:style-name="P2"><text:span text:style-name="T6">ORDER BY</text:span><text:span text:style-name="T12">(title) </text:span><text:span text:style-name="T6">DESC</text:span> </text:p>
      <text:p text:style-name="P2">Here whats happening is im selecting the title, episode and trees from the Bob Ross episodes table and im wanting to select the episodes that has the phrase “WINTER” in the title that has greater than 0 mount of trees in the episode. And then im wanting to show them in the chart in decending order from top to bottom.</text:p>
      <text:p text:style-name="P2"/>
      <text:p text:style-name="P2"><text:span text:style-name="T1">--Association And Join</text:span> </text:p>
      <text:p text:style-name="P2"><text:span text:style-name="T6">SELECT</text:span><text:span text:style-name="T9"> </text:span><text:span text:style-name="T6">episodes</text:span><text:span text:style-name="T12">.</text:span><text:span text:style-name="T6">title</text:span><text:span text:style-name="T12">, </text:span><text:span text:style-name="T6">paintings_date</text:span><text:span text:style-name="T12">.</text:span><text:span text:style-name="T6">date</text:span><text:span text:style-name="T9"> </text:span><text:span text:style-name="T6">FROM</text:span><text:span text:style-name="T9"> </text:span><text:span text:style-name="T12">episodes</text:span> </text:p>
      <text:p text:style-name="P2"><text:span text:style-name="T6">LEFT JOIN</text:span><text:span text:style-name="T9"> </text:span><text:span text:style-name="T12">paintings_date </text:span><text:span text:style-name="T6">ON</text:span><text:span text:style-name="T9"> </text:span><text:span text:style-name="T6">LOWER</text:span><text:span text:style-name="T12">(</text:span><text:span text:style-name="T6">episodes</text:span><text:span text:style-name="T12">.</text:span><text:span text:style-name="T6">title</text:span><text:span text:style-name="T12">) </text:span><text:span text:style-name="T6">=</text:span><text:span text:style-name="T9"> </text:span><text:span text:style-name="T6">LOWER</text:span><text:span text:style-name="T12">(</text:span><text:span text:style-name="T6">paintings_date</text:span><text:span text:style-name="T12">.</text:span><text:span text:style-name="T6">painting</text:span><text:span text:style-name="T12">)</text:span> </text:p>
      <text:p text:style-name="P2">In this command im selecting the titles from the Bob Ross episodes table and the dates from the paintings date table and im joining the like episode from the Bob Ross episodes table and the painting that has the same name as the episode from the paintings_date table. So essentially im showing the matching episode and painting and giving the date from the paintings_date table that is available by associ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i-monospace" svg:font-family="ui-monospace, SFMono-Regular, 'SF Mono', Menlo, Consolas, 'Liberation Mono',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ey  Caviness</meta:initial-creator>
    <meta:creation-date>2022-02-27T13:52:06.87</meta:creation-date>
    <dc:date>2022-02-27T14:29:04.51</dc:date>
    <dc:creator>Davey  Caviness</dc:creator>
    <meta:editing-duration>PT6M27S</meta:editing-duration>
    <meta:editing-cycles>2</meta:editing-cycles>
    <meta:generator>OpenOffice/4.1.10$Win32 OpenOffice.org_project/4110m2$Build-9807</meta:generator>
    <meta:document-statistic meta:table-count="0" meta:image-count="0" meta:object-count="0" meta:page-count="1" meta:paragraph-count="27" meta:word-count="324" meta:character-count="1963"/>
  </office:meta>
</office:document-meta>
</file>